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98cm" fo:margin-left="1.011cm" fo:margin-top="0cm" fo:margin-bottom="0cm" table:align="left"/>
    </style:style>
    <style:style style:name="Tabla4.A" style:family="table-column">
      <style:table-column-properties style:column-width="9.297cm"/>
    </style:style>
    <style:style style:name="Tabla4.B" style:family="table-column">
      <style:table-column-properties style:column-width="1.374cm"/>
    </style:style>
    <style:style style:name="Tabla4.C" style:family="table-column">
      <style:table-column-properties style:column-width="1.632cm"/>
    </style:style>
    <style:style style:name="Tabla4.D" style:family="table-column">
      <style:table-column-properties style:column-width="1.341cm"/>
    </style:style>
    <style:style style:name="Tabla4.E" style:family="table-column">
      <style:table-column-properties style:column-width="1.665cm"/>
    </style:style>
    <style:style style:name="Tabla4.F" style:family="table-column">
      <style:table-column-properties style:column-width="1.7cm"/>
    </style:style>
    <style:style style:name="Tabla4.G" style:family="table-column">
      <style:table-column-properties style:column-width="1.889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1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6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7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8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9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1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2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2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5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3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P31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P32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b9c5e" style:font-size-asian="8pt" style:font-name-complex="Lucida Sans" style:font-size-complex="8pt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rsid="00b45eb5" officeooo:paragraph-rsid="00b45eb5" style:font-size-asian="8pt" style:font-name-complex="Lucida Sans" style:font-size-complex="8pt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4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4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4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4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4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P5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e923b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P5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7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P5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P5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P6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63" style:family="paragraph" style:parent-style-name="Table_20_Contents">
      <style:text-properties officeooo:paragraph-rsid="005460a5"/>
    </style:style>
    <style:style style:name="P64" style:family="paragraph" style:parent-style-name="Standard">
      <style:text-properties fo:font-size="2pt" style:font-size-asian="2pt" style:font-size-complex="2pt"/>
    </style:style>
    <style:style style:name="P65" style:family="paragraph" style:parent-style-name="Standard">
      <style:text-properties officeooo:paragraph-rsid="00a84e84"/>
    </style:style>
    <style:style style:name="P66" style:family="paragraph" style:parent-style-name="Standard">
      <style:text-properties officeooo:rsid="00ad7c61" officeooo:paragraph-rsid="006432c5"/>
    </style:style>
    <style:style style:name="P67" style:family="paragraph" style:parent-style-name="Standard">
      <style:text-properties officeooo:paragraph-rsid="006432c5"/>
    </style:style>
    <style:style style:name="P6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P6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1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72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73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76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a84e84" style:font-size-asian="9pt" style:font-weight-asian="bold" style:font-name-complex="Lucida Sans" style:font-size-complex="9pt" style:font-weight-complex="bold"/>
    </style:style>
    <style:style style:name="P77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78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P79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80" style:family="paragraph" style:parent-style-name="Frame_20_contents">
      <style:paragraph-properties fo:text-align="justify" style:justify-single-word="false"/>
    </style:style>
    <style:style style:name="P8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8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83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fo:font-weight="bold" officeooo:rsid="008f8dcf" style:font-weight-asian="bold" style:font-weight-complex="bold"/>
    </style:style>
    <style:style style:name="T4" style:family="text">
      <style:text-properties officeooo:rsid="00247d45" style:text-scale="101%"/>
    </style:style>
    <style:style style:name="T5" style:family="text">
      <style:text-properties officeooo:rsid="00501cee" style:text-scale="101%"/>
    </style:style>
    <style:style style:name="T6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7" style:family="text">
      <style:text-properties fo:letter-spacing="-0.007cm"/>
    </style:style>
    <style:style style:name="T8" style:family="text">
      <style:text-properties fo:letter-spacing="-0.007cm" officeooo:rsid="003bb9d8"/>
    </style:style>
    <style:style style:name="T9" style:family="text">
      <style:text-properties fo:letter-spacing="-0.007cm" fo:font-style="italic" style:font-style-asian="italic" style:font-style-complex="italic"/>
    </style:style>
    <style:style style:name="T10" style:family="text">
      <style:text-properties fo:letter-spacing="-0.007cm" fo:font-style="normal" officeooo:rsid="000f4c70" style:font-style-asian="normal" style:font-style-complex="normal"/>
    </style:style>
    <style:style style:name="T11" style:family="text">
      <style:text-properties fo:letter-spacing="-0.007cm" fo:font-style="normal" officeooo:rsid="001c3d3e" style:font-style-asian="normal" style:font-style-complex="normal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5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6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8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0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1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32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5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6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8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1" style:family="text">
      <style:text-properties fo:color="#221f1f" style:text-position="-5% 100%" fo:font-size="9pt" style:font-size-asian="9pt" style:font-size-complex="9pt"/>
    </style:style>
    <style:style style:name="T4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5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6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T47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8" style:family="text">
      <style:text-properties fo:color="#221f1f" fo:letter-spacing="-0.007cm" fo:font-style="normal" officeooo:rsid="001c3d3e" style:font-style-asian="normal" style:font-style-complex="normal"/>
    </style:style>
    <style:style style:name="T49" style:family="text">
      <style:text-properties fo:color="#221f1f" fo:letter-spacing="-0.012cm" officeooo:rsid="00a36925"/>
    </style:style>
    <style:style style:name="T50" style:family="text">
      <style:text-properties fo:color="#221f1f" fo:letter-spacing="-0.012cm" officeooo:rsid="00a2c675"/>
    </style:style>
    <style:style style:name="T51" style:family="text">
      <style:text-properties fo:color="#221f1f" fo:letter-spacing="-0.012cm" fo:font-weight="normal" style:font-weight-asian="normal" style:font-weight-complex="normal"/>
    </style:style>
    <style:style style:name="T52" style:family="text">
      <style:text-properties fo:color="#221f1f" fo:letter-spacing="-0.012cm" fo:font-weight="normal" officeooo:rsid="00a2c675" style:font-weight-asian="normal" style:font-weight-complex="normal"/>
    </style:style>
    <style:style style:name="T5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8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9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60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6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6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63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6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5" style:family="text">
      <style:text-properties fo:color="#000000" fo:letter-spacing="0.004cm" fo:font-style="normal" style:font-style-asian="normal" style:font-style-complex="normal"/>
    </style:style>
    <style:style style:name="T6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8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9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0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1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2" style:family="text">
      <style:text-properties fo:color="#000000" fo:letter-spacing="-0.007cm" fo:font-style="normal" style:font-style-asian="normal" style:font-style-complex="normal"/>
    </style:style>
    <style:style style:name="T73" style:family="text">
      <style:text-properties fo:font-size="8pt" style:font-size-asian="8pt" style:font-size-complex="8pt"/>
    </style:style>
    <style:style style:name="T74" style:family="text">
      <style:text-properties fo:font-weight="normal" officeooo:rsid="008f8dcf" style:font-weight-asian="normal" style:font-weight-complex="normal"/>
    </style:style>
    <style:style style:name="T75" style:family="text">
      <style:text-properties fo:letter-spacing="-0.009cm"/>
    </style:style>
    <style:style style:name="T76" style:family="text">
      <style:text-properties fo:letter-spacing="-0.016cm"/>
    </style:style>
    <style:style style:name="T77" style:family="text">
      <style:text-properties officeooo:rsid="00854325"/>
    </style:style>
    <style:style style:name="T78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81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83"><text:placeholder text:placeholder-type="text">&lt;line.name&gt;</text:placeholder></text:p>
          </table:table-cell>
          <table:table-cell table:style-name="Tabla4.A2" office:value-type="string">
            <text:p text:style-name="P35"><text:span text:style-name="T59"><text:text-input text:description="&lt;if test=&quot;o.taxes_included&quot;&gt;">If vat discriminated</text:text-input></text:span><text:span text:style-name="T78"><text:text-input text:description="&lt;for each=&quot;line2 in line.invoice_line_tax_ids&quot;&gt;">F</text:text-input></text:span><text:text-input text:description="&lt;line2.description&gt;">10,5%</text:text-input><text:span text:style-name="T78"><text:text-input text:description="&lt;/for&gt;">Ef</text:text-input></text:span><text:span text:style-name="T60"><text:text-input text:description="&lt;/if&gt;">Ennd if</text:text-input></text:span></text:p>
          </table:table-cell>
          <table:table-cell table:style-name="Tabla4.A2" office:value-type="string">
            <text:p text:style-name="P38"><text:text-input text:description="&lt;if test=&quot;not keys.get('print_list_price_and_total_discount')&quot;&gt;">If</text:text-input></text:p>
            <text:p text:style-name="P23"><text:text-input text:description="&lt;formatLang(line.report_price_unit)&gt;">9.999,50</text:text-input></text:p>
            <text:p text:style-name="P26"><text:text-input text:description="&lt;/if&gt;">End if</text:text-input></text:p>
            <text:p text:style-name="P27"><text:text-input text:description="&lt;if test=&quot;keys.get('print_list_price_and_total_discount')&quot;&gt;">If</text:text-input></text:p>
            <text:p text:style-name="P37"><text:text-input text:description="&lt;formatLang(line.report_price_unit and line.printed_price_unit/(1-line.list_discount/100.0) or 0.0)&gt;">9.999,50</text:text-input></text:p>
            <text:p text:style-name="P26"><text:text-input text:description="&lt;/if&gt;">End if</text:text-input></text:p>
          </table:table-cell>
          <table:table-cell table:style-name="Tabla4.A2" office:value-type="string">
            <text:p text:style-name="P38"><text:text-input text:description="&lt;if test=&quot;not keys.get('print_list_price_and_total_discount')&quot;&gt;">If</text:text-input></text:p>
            <text:p text:style-name="P28"><text:text-input text:description="&lt;formatLang(line.discount)&gt;">10,5%</text:text-input></text:p>
            <text:p text:style-name="P26"><text:text-input text:description="&lt;/if&gt;">End if</text:text-input></text:p>
            <text:p text:style-name="P27"><text:text-input text:description="&lt;if test=&quot;keys.get('print_list_price_and_total_discount')&quot;&gt;">If</text:text-input></text:p>
            <text:p text:style-name="P39"><text:text-input text:description="&lt;formatLang(line.total_discount)&gt;">10,5%</text:text-input></text:p>
            <text:p text:style-name="P26"><text:text-input text:description="&lt;/if&gt;">End if</text:text-input></text:p>
          </table:table-cell>
          <table:table-cell table:style-name="Tabla4.A2" office:value-type="string">
            <text:p text:style-name="P34"><text:text-input text:description="&lt;formatLang(line.report_price_net)&gt;">9.999,50</text:text-input></text:p>
          </table:table-cell>
          <table:table-cell table:style-name="Tabla4.A2" office:value-type="string">
            <text:p text:style-name="P33"><text:span text:style-name="T24"><text:text-input text:description="&lt;formatLang(line.quantity)&gt;">25,45</text:text-input></text:span><text:span text:style-name="T24"> </text:span><text:span text:style-name="T24"><text:text-input text:description="&lt;line.uom_id.name&gt;">kgs.</text:text-input></text:span></text:p>
          </table:table-cell>
          <table:table-cell table:style-name="Tabla4.A2" office:value-type="string">
            <text:p text:style-name="P36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82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B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04cm"/>
    </style:style>
    <style:style style:name="Table10.B" style:family="table-column">
      <style:table-column-properties style:column-width="1.399cm"/>
    </style:style>
    <style:style style:name="Table10.C" style:family="table-column">
      <style:table-column-properties style:column-width="1.605cm"/>
    </style:style>
    <style:style style:name="Table10.D" style:family="table-column">
      <style:table-column-properties style:column-width="1.356cm"/>
    </style:style>
    <style:style style:name="Table10.E" style:family="table-column">
      <style:table-column-properties style:column-width="1.63cm"/>
    </style:style>
    <style:style style:name="Table10.F" style:family="table-column">
      <style:table-column-properties style:column-width="1.702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a1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2.002cm"/>
    </style:style>
    <style:style style:name="Tabla1.B" style:family="table-column">
      <style:table-column-properties style:column-width="2.796cm"/>
    </style:style>
    <style:style style:name="Tabla1.C" style:family="table-column">
      <style:table-column-properties style:column-width="1.715cm"/>
    </style:style>
    <style:style style:name="Tabla1.D" style:family="table-column">
      <style:table-column-properties style:column-width="2.293cm"/>
    </style:style>
    <style:style style:name="Tabla1.1" style:family="table-row">
      <style:table-row-properties style:min-row-height="0.575cm"/>
    </style:style>
    <style:style style:name="Tabla1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a1.C1" style:family="table-cell">
      <style:table-cell-properties style:vertical-align="middle" fo:padding="0.097cm" fo:border-left="none" fo:border-right="none" fo:border-top="0.05pt solid #000000" fo:border-bottom="none"/>
    </style:style>
    <style:style style:name="Tabla1.D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a1.2" style:family="table-row">
      <style:table-row-properties style:min-row-height="0.432cm"/>
    </style:style>
    <style:style style:name="Tabla1.B2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fo:padding="0.097cm" fo:border-left="none" fo:border-right="none" fo:border-top="0.05pt solid #000000" fo:border-bottom="0.05pt solid #000000"/>
    </style:style>
    <style:style style:name="Tabla1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a1.3" style:family="table-row">
      <style:table-row-properties style:min-row-height="0.238cm"/>
    </style:style>
    <style:style style:name="Tabla1.B3" style:family="table-cell">
      <style:table-cell-properties fo:background-color="#b2b2b2" fo:padding="0.097cm" fo:border="none">
        <style:background-image/>
      </style:table-cell-properties>
    </style:style>
    <style:style style:name="Tabla1.C3" style:family="table-cell">
      <style:table-cell-properties fo:padding="0.097cm" fo:border="none"/>
    </style:style>
    <style:style style:name="Tabla1.D3" style:family="table-cell">
      <style:table-cell-properties fo:background-color="#dddddd" fo:padding="0.097cm" fo:border="none">
        <style:background-image/>
      </style:table-cell-properties>
    </style:style>
    <style:style style:name="Tabla1.4" style:family="table-row">
      <style:table-row-properties style:min-row-height="0.543cm"/>
    </style:style>
    <style:style style:name="Tabla1.B4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e923b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MP3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M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5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MP3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MP3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MP3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MP4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M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4" style:family="paragraph" style:parent-style-name="Standard">
      <style:text-properties fo:font-size="2pt" style:font-size-asian="2pt" style:font-size-complex="2pt"/>
    </style:style>
    <style:style style:name="MP45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MP46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8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MP49" style:family="paragraph" style:parent-style-name="Table_20_Contents">
      <style:text-properties officeooo:paragraph-rsid="005460a5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MP51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52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53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9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a84e84" style:font-size-asian="9pt" style:font-weight-asian="bold" style:font-name-complex="Lucida Sans" style:font-size-complex="9pt" style:font-weight-complex="bold"/>
    </style:style>
    <style:style style:name="MP60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MP6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MP62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MP63" style:family="paragraph" style:parent-style-name="Standard">
      <style:text-properties officeooo:paragraph-rsid="00a84e84"/>
    </style:style>
    <style:style style:name="MP64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65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66" style:family="paragraph" style:parent-style-name="Frame_20_contents">
      <style:paragraph-properties fo:text-align="justify" style:justify-single-word="false"/>
    </style:style>
    <style:style style:name="MP67" style:family="paragraph" style:parent-style-name="Standard">
      <style:text-properties officeooo:rsid="00ad7c61" officeooo:paragraph-rsid="006432c5"/>
    </style:style>
    <style:style style:name="MP68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5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9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T50" style:family="text">
      <style:text-properties fo:font-weight="normal" officeooo:rsid="008f8dcf" style:font-weight-asian="normal" style:font-weight-complex="normal"/>
    </style:style>
    <style:style style:name="MT51" style:family="text">
      <style:text-properties fo:font-weight="bold" officeooo:rsid="008f8dcf" style:font-weight-asian="bold" style:font-weight-complex="bold"/>
    </style:style>
    <style:style style:name="MT5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4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5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6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MT57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8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9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0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1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3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4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5" style:family="text">
      <style:text-properties fo:color="#221f1f" fo:letter-spacing="-0.007cm" fo:font-style="normal" officeooo:rsid="001c3d3e" style:font-style-asian="normal" style:font-style-complex="normal"/>
    </style:style>
    <style:style style:name="MT66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7" style:family="text">
      <style:text-properties fo:color="#221f1f" fo:letter-spacing="-0.012cm" officeooo:rsid="00a36925"/>
    </style:style>
    <style:style style:name="MT68" style:family="text">
      <style:text-properties fo:color="#221f1f" fo:letter-spacing="-0.012cm" officeooo:rsid="00a2c675"/>
    </style:style>
    <style:style style:name="MT69" style:family="text">
      <style:text-properties fo:color="#221f1f" fo:letter-spacing="-0.012cm" fo:font-weight="normal" officeooo:rsid="00a2c675" style:font-weight-asian="normal" style:font-weight-complex="normal"/>
    </style:style>
    <style:style style:name="MT70" style:family="text">
      <style:text-properties fo:color="#221f1f" fo:letter-spacing="-0.012cm" fo:font-weight="normal" style:font-weight-asian="normal" style:font-weight-complex="normal"/>
    </style:style>
    <style:style style:name="MT71" style:family="text">
      <style:text-properties fo:letter-spacing="-0.007cm" fo:font-style="normal" officeooo:rsid="001c3d3e" style:font-style-asian="normal" style:font-style-complex="normal"/>
    </style:style>
    <style:style style:name="MT72" style:family="text">
      <style:text-properties fo:letter-spacing="-0.009cm"/>
    </style:style>
    <style:style style:name="MT73" style:family="text">
      <style:text-properties fo:letter-spacing="-0.016cm"/>
    </style:style>
    <style:style style:name="MT74" style:family="text">
      <style:text-properties officeooo:rsid="00854325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2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5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9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cuit&gt;">20-31393297-9</text:text-input><text:span text:style-name="MT16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gross_income_number&gt;">EXENTO</text:text-input><text:span text:style-name="MT19"><text:text-input text:description="&lt;/if&gt;">&lt;/if&gt;</text:text-input></text:span></text:p>
              <text:p text:style-name="MP21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/></text:p>
              <text:p text:style-name="MP23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4"/>
              <text:p text:style-name="MP25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6"/>
              <text:p text:style-name="MP27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8"/>
              <text:p text:style-name="MP27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9"/>
              <text:p text:style-name="MP30"><text:span text:style-name="MT31"><text:placeholder text:placeholder-type="text">&lt;if test="o.partner_id.parent_id"&gt;</text:placeholder></text:span><text:span text:style-name="MT32">Enviar a</text:span><text:span text:style-name="MT24">:</text:span><text:span text:style-name="MT25"> </text:span><text:span text:style-name="MT26"><text:placeholder text:placeholder-type="text">&lt;o.partner_id.name&gt;</text:placeholder></text:span><text:span text:style-name="MT26"> 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  <text:p text:style-name="MP31"/>
              <text:p text:style-name="MP32"><text:span text:style-name="MT34"><text:placeholder text:placeholder-type="text">&lt;o.afip_incoterm_id and 'Incoterms:' or ''&gt;</text:placeholder></text:span><text:span text:style-name="MT34"> </text:span><text:span text:style-name="MT26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3"><text:span text:style-name="MT35">Cond IVA</text:span><text:span text:style-name="MT24">:</text:span><text:span text:style-name="MT25"> </text:span><text:span text:style-name="MT26"><text:placeholder text:placeholder-type="text">&lt;o.afip_responsability_type_id.name&gt;</text:placeholder></text:span></text:p>
              <text:p text:style-name="MP34"><text:span text:style-name="MT36"><text:text-input text:description="&lt;o.partner_id.commercial_partner_id.main_id_category_id.code&gt;">CUIT</text:text-input></text:span><text:span text:style-name="MT37">:</text:span><text:span text:style-name="MT38"> </text:span><text:span text:style-name="MT38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5"><text:span text:style-name="MT39">Cond. Venta</text:span><text:span text:style-name="MT40">:</text:span><text:span text:style-name="MT41"> </text:span><text:span text:style-name="MT42"><text:text-input text:description="&lt;o.payment_term_id.name&gt;">30/60/90 días fin de mes</text:text-input></text:span></text:p>
            </table:table-cell>
            <table:table-cell table:style-name="Table9.B1" office:value-type="string">
              <text:p text:style-name="MP36"><text:span text:style-name="MT43"><text:text-input text:description="&lt;if test=&quot;print_commercial&quot;&gt;">IF2</text:text-input></text:span><text:span text:style-name="MT39">Comercial</text:span><text:span text:style-name="MT44">:</text:span><text:span text:style-name="MT45"> </text:span><text:span text:style-name="MT46"><text:text-input text:description="&lt;o.user_id.name&gt;">Roberto Ramirez</text:text-input></text:span><text:span text:style-name="MT47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7"><text:span text:style-name="MT48">Vencimientos</text:span><text:span text:style-name="MT49">: </text:span><text:span text:style-name="MT49"><text:text-input text:description="&lt;&quot;; &quot;.join([&quot;%s (%s)&quot; % (formatLang(x.date_maturity, date='true'), x.debit) for x in o.move_id.line_ids.sorted(key=lambda a: a.date_maturity) if x.date_maturity and x.account_id.reconcile])&gt;">$4400</text:text-input></text:span></text:p>
              <text:p text:style-name="MP38"><text:span text:style-name="MT50"><text:text-input text:description="&lt;o.afip_concept in ['2', '3', '4'] and &quot;Fecha servicio:&quot;&gt;">Fecha Servicio:</text:text-input></text:span><text:span text:style-name="MT50"> </text:span><text:span text:style-name="MT51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6"><text:span text:style-name="MT52">Doc. Origen</text:span><text:span text:style-name="MT53">:</text:span><text:span text:style-name="MT54"> </text:span><text:span text:style-name="MT46"><text:text-input text:description="&lt;o.origin&gt;">R1231231 – R1231321</text:text-input></text:span></text:p>
              <text:p text:style-name="MP39"><text:span text:style-name="MT55">Referencia: </text:span><text:span text:style-name="MT56"><text:placeholder text:placeholder-type="text">&lt;o.name&gt;</text:placeholder></text:span></text:p>
              <text:p text:style-name="MP40"><text:span text:style-name="MT57">Importes expresados en </text:span><text:span text:style-name="MT58"><text:text-input text:description="&lt;o.currency_id.name or o.company_id.currency_id.name&gt;">rate</text:text-input></text:span><text:span text:style-name="MT57"> </text:span><text:span text:style-name="MT59"><text:text-input text:description="&lt;if test=&quot;o.currency_id != o.company_id.currency_id&quot;&gt;">IF2</text:text-input></text:span><text:span text:style-name="MT59">- </text:span><text:span text:style-name="MT57">Tipo de cambio:</text:span><text:span text:style-name="MT60"> </text:span><text:span text:style-name="MT61">$</text:span><text:span text:style-name="MT58"><text:text-input text:description="&lt;o.currency_rate&gt;">rate</text:text-input></text:span><text:span text:style-name="MT59"> </text:span><text:span text:style-name="MT59"><text:text-input text:description="&lt;/if&gt;">IF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41">Descripción</text:p>
            </table:table-cell>
            <table:table-cell table:style-name="Table10.B1" office:value-type="string">
              <text:p text:style-name="MP42"><text:span text:style-name="MT62"><text:text-input text:description="&lt;if test=&quot;o.taxes_included&quot;&gt;">If vat discriminated</text:text-input></text:span>%<text:span text:style-name="MT63">I.V.A.</text:span><text:span text:style-name="MT64"><text:text-input text:description="&lt;/if&gt;">Ennd if</text:text-input></text:span></text:p>
            </table:table-cell>
            <table:table-cell table:style-name="Table10.C1" office:value-type="string">
              <text:p text:style-name="MP41">P. Lista</text:p>
            </table:table-cell>
            <table:table-cell table:style-name="Table10.D1" office:value-type="string">
              <text:p text:style-name="MP43">%<text:span text:style-name="MT63">Bon.</text:span></text:p>
            </table:table-cell>
            <table:table-cell table:style-name="Table10.E1" office:value-type="string">
              <text:p text:style-name="MP41">P. Neto</text:p>
            </table:table-cell>
            <table:table-cell table:style-name="Table10.F1" office:value-type="string">
              <text:p text:style-name="MP41">Cantidad</text:p>
            </table:table-cell>
            <table:table-cell table:style-name="Table10.G1" office:value-type="string">
              <text:p text:style-name="MP41">Total</text:p>
            </table:table-cell>
          </table:table-row>
        </table:table>
        <text:p text:style-name="MP44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45"><text:span text:style-name="MT65">OBSERVACIONES</text:span>: <text:span text:style-name="MT66"><text:placeholder text:placeholder-type="text">&lt;o.comment&gt;</text:placeholder></text:span></text:p>
              <text:p text:style-name="MP46"><text:placeholder text:placeholder-type="text">&lt;if test="o._fields.get('move_currency_id') and o.move_currency_id.name"&gt;</text:placeholder></text:p>
              <text:p text:style-name="MP47"><text:span text:style-name="MT67">Cotización</text:span><text:span text:style-name="MT68"> de referencia:</text:span><text:span text:style-name="MT69"> </text:span><text:span text:style-name="MT70"><text:placeholder text:placeholder-type="text">&lt;"%s%s = %s%s" % (o.currency_id.name, o.move_inverse_currency_rate, o.move_currency_id.name, o.currency_rate)&gt;</text:placeholder></text:span></text:p>
              <text:p text:style-name="MP46"><text:placeholder text:placeholder-type="text">&lt;/if&gt;</text:placeholder></text:p>
            </table:table-cell>
            <table:table-cell table:style-name="Tabla1.B1" office:value-type="string">
              <text:p text:style-name="MP48"><text:span text:style-name="MT71">SUBTOTAL </text:span><text:text-input text:description="&lt;o.currency_id.symbol&gt;">USD</text:text-input></text:p>
            </table:table-cell>
            <table:table-cell table:style-name="Tabla1.C1" office:value-type="string">
              <text:p text:style-name="MP49"/>
            </table:table-cell>
            <table:table-cell table:style-name="Tabla1.D1" office:value-type="string">
              <text:p text:style-name="MP50"><text:text-input text:description="&lt;formatLang(o.report_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51">IMPUESTOS</text:p>
            </table:table-cell>
            <table:table-cell table:style-name="Tabla1.C2" office:value-type="string">
              <text:p text:style-name="MP52">Base</text:p>
            </table:table-cell>
            <table:table-cell table:style-name="Tabla1.D2" office:value-type="string">
              <text:p text:style-name="MP52">Importe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53"><text:text-input text:description="&lt;for each=&quot;line in o.report_tax_line_ids&quot;&gt;">For each line</text:text-input></text:p>
              <text:p text:style-name="MP54"><text:text-input text:description="&lt;line.tax_id.description&gt;">IVA 21%</text:text-input></text:p>
              <text:p text:style-name="MP55"><text:text-input text:description="&lt;/for&gt;">End For</text:text-input></text:p>
            </table:table-cell>
            <table:table-cell table:style-name="Tabla1.C3" office:value-type="string">
              <text:p text:style-name="MP56"><text:text-input text:description="&lt;for each=&quot;line in o.report_tax_line_ids&quot;&gt;">For each line</text:text-input></text:p>
              <text:p text:style-name="MP57"><text:text-input text:description="&lt;formatLang(line.base)&gt;">200,5</text:text-input></text:p>
              <text:p text:style-name="MP58"><text:text-input text:description="&lt;/for&gt;">End For</text:text-input></text:p>
            </table:table-cell>
            <table:table-cell table:style-name="Tabla1.D3" office:value-type="string">
              <text:p text:style-name="MP56"><text:text-input text:description="&lt;for each=&quot;line in o.report_tax_line_ids&quot;&gt;">For each line</text:text-input></text:p>
              <text:p text:style-name="MP57"><text:text-input text:description="&lt;formatLang(line.amount)&gt;">99.999,99</text:text-input></text:p>
              <text:p text:style-name="MP58"><text:text-input text:description="&lt;/for&gt;">End For</text:text-input></text:p>
            </table:table-cell>
          </table:table-row>
          <table:table-row table:style-name="Tabla1.4">
            <table:covered-table-cell/>
            <table:table-cell table:style-name="Tabla1.B4" office:value-type="string">
              <text:p text:style-name="MP59"><text:span text:style-name="MT71">TOTAL</text:span><text:span text:style-name="MT72"> </text:span><text:span text:style-name="MT73"><text:text-input text:description="&lt;o.currency_id.symbol&gt;">USD</text:text-input></text:span></text:p>
            </table:table-cell>
            <table:table-cell table:style-name="Tabla1.C4" office:value-type="string">
              <text:p text:style-name="MP60"/>
            </table:table-cell>
            <table:table-cell table:style-name="Tabla1.D4" office:value-type="string">
              <text:p text:style-name="MP61"><text:text-input text:description="&lt;formatLang(o.amount_total)&gt;">99.999,99</text:text-input></text:p>
            </table:table-cell>
          </table:table-row>
          <table:table-row table:style-name="Tabla1.4">
            <table:table-cell table:style-name="Tabla1.A5" table:number-columns-spanned="4" office:value-type="string">
              <text:p text:style-name="MP62"><text:span text:style-name="MT74">Son: </text:span><text:span text:style-name="MT74"><text:placeholder text:placeholder-type="text">&lt;o.currency_id.name or o.company_id.currency_id.name&gt;</text:placeholder></text:span><text:span text:style-name="MT74"> </text:span><text:span text:style-name="MT74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</table:table-row>
        </table:table>
        <text:p text:style-name="MP63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64"><text:span text:style-name="MT66">CAE: </text:span><text:span text:style-name="MT66"><text:placeholder text:placeholder-type="text">&lt;o.afip_cae&gt;</text:placeholder></text:span><text:span text:style-name="MT66"> - Fecha Vto. CAE: </text:span><text:span text:style-name="MT66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65"><draw:frame draw:style-name="Mfr3" draw:name="image: asimage(o.afip_barcode_img)" text:anchor-type="paragraph" svg:y="-0.82cm" svg:width="6.364cm" draw:z-index="0"><draw:text-box fo:min-height="0.744cm"><text:p text:style-name="MP66"/></draw:text-box></draw:frame><text:placeholder text:placeholder-type="text">&lt;o.afip_barcode&gt;</text:placeholder></text:p>
            </table:table-cell>
          </table:table-row>
        </table:table>
        <text:p text:style-name="MP67"/>
        <text:p text:style-name="MP6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7-10-31T10:02:12.218223534</dc:date>
    <meta:editing-duration>P2DT4H53M11S</meta:editing-duration>
    <meta:editing-cycles>406</meta:editing-cycles>
    <meta:generator>LibreOffice/5.1.6.2$Linux_X86_64 LibreOffice_project/10m0$Build-2</meta:generator>
    <meta:document-statistic meta:table-count="7" meta:image-count="0" meta:object-count="0" meta:page-count="1" meta:paragraph-count="86" meta:word-count="400" meta:character-count="2276" meta:non-whitespace-character-count="2151"/>
  </office:meta>
</office:document-meta>
</file>